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313b" officeooo:paragraph-rsid="0016313b"/>
    </style:style>
    <style:style style:name="P2" style:family="paragraph" style:parent-style-name="Standard">
      <style:text-properties officeooo:rsid="0016313b" officeooo:paragraph-rsid="0018c2b5"/>
    </style:style>
    <style:style style:name="P3" style:family="paragraph" style:parent-style-name="Standard">
      <style:text-properties officeooo:rsid="0016313b" officeooo:paragraph-rsid="0019856c"/>
    </style:style>
    <style:style style:name="P4" style:family="paragraph" style:parent-style-name="Standard">
      <style:text-properties officeooo:rsid="0016313b" officeooo:paragraph-rsid="001a837c"/>
    </style:style>
    <style:style style:name="P5" style:family="paragraph" style:parent-style-name="Standard">
      <style:text-properties officeooo:rsid="0017995d" officeooo:paragraph-rsid="0017995d"/>
    </style:style>
    <style:style style:name="P6" style:family="paragraph" style:parent-style-name="Standard">
      <style:text-properties officeooo:rsid="0018c2b5" officeooo:paragraph-rsid="0018c2b5"/>
    </style:style>
    <style:style style:name="P7" style:family="paragraph" style:parent-style-name="Standard">
      <style:text-properties officeooo:rsid="0019856c" officeooo:paragraph-rsid="0019856c"/>
    </style:style>
    <style:style style:name="P8" style:family="paragraph" style:parent-style-name="Standard">
      <style:text-properties officeooo:rsid="001a837c" officeooo:paragraph-rsid="001a837c"/>
    </style:style>
    <style:style style:name="P9" style:family="paragraph" style:parent-style-name="Standard">
      <style:text-properties officeooo:rsid="001aed69" officeooo:paragraph-rsid="001aed69"/>
    </style:style>
    <style:style style:name="T1" style:family="text">
      <style:text-properties officeooo:rsid="0018c2b5"/>
    </style:style>
    <style:style style:name="T2" style:family="text">
      <style:text-properties officeooo:rsid="0019856c"/>
    </style:style>
    <style:style style:name="T3" style:family="text">
      <style:text-properties officeooo:rsid="001a8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uncomment the first error in in_mon , the following error happen:</text:p>
      <text:p text:style-name="P5">Error: <text:s text:c="17"/>290 in_mon: Invalid ack_delay 00000006 in TR:</text:p>
      <text:p text:style-name="P5"/>
      <text:p text:style-name="P2">When uncomment the <text:span text:style-name="T1">second</text:span> error in in_mon , the following error happen:</text:p>
      <text:p text:style-name="P6">Error: in_mon: ack assert more than one cycle</text:p>
      <text:p text:style-name="P6"/>
      <text:p text:style-name="P3">When uncomment the first error in <text:span text:style-name="T2">out</text:span>_mon , the following error happen:</text:p>
      <text:p text:style-name="P7">** Error: <text:s text:c="17"/>530 out_mon: Illegal proceed_delay <text:s text:c="10"/>5.</text:p>
      <text:p text:style-name="P7"/>
      <text:p text:style-name="P4">When uncomment the <text:span text:style-name="T1">second</text:span> error in <text:span text:style-name="T3">out</text:span>_mon , the following error happen:</text:p>
      <text:p text:style-name="P8"># ** Error: <text:s text:c="17"/>710 out_mon: PROCEED asserted more than one cycle <text:s text:c="10"/>0.</text:p>
      <text:p text:style-name="P8"/>
      <text:p text:style-name="P9">the remain of 3 error can't be det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geng (xiw031)</meta:initial-creator>
    <meta:creation-date>2016-11-25T14:26:54.095260505</meta:creation-date>
    <dc:date>2016-11-25T14:49:43.633108649</dc:date>
    <dc:creator>Xingeng (xiw031)</dc:creator>
    <meta:editing-duration>PT22M48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1" meta:paragraph-count="9" meta:word-count="91" meta:character-count="600" meta:non-whitespace-character-count="447"/>
  </office:meta>
</office:document-meta>
</file>